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e9df" officeooo:paragraph-rsid="000ce9df"/>
    </style:style>
    <style:style style:name="P2" style:family="paragraph" style:parent-style-name="Text_20_body">
      <style:text-properties officeooo:paragraph-rsid="000ce9df"/>
    </style:style>
    <style:style style:name="P3" style:family="paragraph" style:parent-style-name="Standard">
      <style:text-properties officeooo:rsid="0007e498" officeooo:paragraph-rsid="0007e498"/>
    </style:style>
    <style:style style:name="P4" style:family="paragraph" style:parent-style-name="Standard">
      <style:text-properties officeooo:rsid="000851a7" officeooo:paragraph-rsid="000851a7"/>
    </style:style>
    <style:style style:name="P5" style:family="paragraph" style:parent-style-name="Standard">
      <style:text-properties officeooo:rsid="000ce9df" officeooo:paragraph-rsid="000ce9df"/>
    </style:style>
    <style:style style:name="P6" style:family="paragraph" style:parent-style-name="Standard">
      <style:text-properties fo:font-weight="normal" officeooo:rsid="000ce9df" officeooo:paragraph-rsid="000ce9df" style:font-weight-asian="normal" style:font-weight-complex="normal"/>
    </style:style>
    <style:style style:name="P7" style:family="paragraph" style:parent-style-name="Standard">
      <style:text-properties fo:font-weight="normal" officeooo:rsid="000d9291" officeooo:paragraph-rsid="000d9291" style:font-weight-asian="normal" style:font-weight-complex="normal"/>
    </style:style>
    <style:style style:name="P8" style:family="paragraph" style:parent-style-name="Standard">
      <style:text-properties officeooo:rsid="000851a7" officeooo:paragraph-rsid="000851a7"/>
    </style:style>
    <style:style style:name="P9" style:family="paragraph" style:parent-style-name="Standard">
      <style:text-properties officeooo:rsid="00102c42" officeooo:paragraph-rsid="00102c42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T1" style:family="text">
      <style:text-properties officeooo:rsid="0008867a"/>
    </style:style>
    <style:style style:name="T2" style:family="text">
      <style:text-properties officeooo:rsid="000a6cd4"/>
    </style:style>
    <style:style style:name="T3" style:family="text">
      <style:text-properties officeooo:rsid="000d929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d9291" style:font-weight-asian="normal" style:font-weight-complex="normal"/>
    </style:style>
    <style:style style:name="T6" style:family="text">
      <style:text-properties officeooo:rsid="00102c4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Ben Power</text:p>
      <text:p text:style-name="P3">Student Number: s3922644</text:p>
      <text:p text:style-name="P3">Email: <text:a xlink:type="simple" xlink:href="mailto:s3922644@student.rmit.edu.au" text:style-name="Internet_20_link" text:visited-style-name="Visited_20_Internet_20_Link">s3922644@student.rmit.edu.au</text:a></text:p>
      <text:p text:style-name="P3"/>
      <text:p text:style-name="P3">Introduction: I was born in Australia to fifth generation British migrants and speak English as a first language. <text:span text:style-name="T2">I </text:span>finished High School in 2000 <text:span text:style-name="T2">and have</text:span> <text:span text:style-name="T2">started but not finished degree programs in Science, Maths, Physics, Law and Journalism</text:span>. <text:span text:style-name="T2">My partner and I have adopted a Greyhound rescued from the racing industry and it has brought the failings of this industry starkly into focus for me. I understand this is not meant to be a forum for political discussion so I will not launch into a deep dissection of this, suffice to say #petsnotbets.</text:span></text:p>
      <text:p text:style-name="P3"/>
      <text:p text:style-name="P3">I have been interested in IT for a long time but more just as a curiosity. Recently I have taken over the maintenance and development of the POS database that we use in my workplace and I found it to be overly complex and not really fit for purpose. Through speaking with many people <text:span text:style-name="T3">locally in the </text:span>industry it is clear that all of the current offerings have serious flaws and there is a huge potential for innovation in this space. It sparked an interest in programming and developing software that is powerful, useful, simple and intuitive.</text:p>
      <text:p text:style-name="P3"/>
      <text:p text:style-name="P4">My experience in IT professionally consists of on the job use of a broad range of <text:span text:style-name="T6">mostly desktop </text:span>applications including Excel, Publisher, Outlook and most of the Office suite. As a manager the use of HR management applications, specifically FoundU, as well as industry specific applications such as H&amp;L Sysnet, Doshii, Chewzie and Microsoft RMS.</text:p>
      <text:p text:style-name="P4"/>
      <text:p text:style-name="P4">I was motivated to engage <text:span text:style-name="T1">in a Bachelor of IT in order to transition into a career in IT. </text:span>Given that I work full time <text:span text:style-name="T1">it made sense to study online so I looked into Open Universities Australia and was pleasantly surprised that anyone can enrol in courses without meeting prerequisites. </text:span>I chose RMIT based on research around the best offerings of IT degrees in Australia. RMIT was ranked very high amongst institutions in Australia offering a Bachelor of IT generally and was the highest ranked institution I could find offering this program online <text:span text:style-name="T2">through OUA.</text:span></text:p>
      <text:p text:style-name="P4"/>
      <text:p text:style-name="P9">Through this program I aim hoping to learn a lot about programming and coding and also where my strengths and weaknesses in IT lie. It would be good to also get a solid understanding of web design and web based computing as it seems like this will become more and more common.</text:p>
      <text:p text:style-name="P4"/>
      <text:p text:style-name="P5">Briggs-Meyer Result: INFP-T (Mediator)</text:p>
      <text:p text:style-name="P5">Mind: 82% Introverted – 18% Extroverted</text:p>
      <text:p text:style-name="P5">Energy: 74% Intuitive – 26% Observant</text:p>
      <text:p text:style-name="P5">Nature: 66% Feeling – 34% Thinking</text:p>
      <text:p text:style-name="P5">Tactics: 53% Prospecting – 47% Judging</text:p>
      <text:p text:style-name="P5">Identity: 75% Turbulent – 25% Assertive</text:p>
      <text:p text:style-name="P5"/>
      <text:p text:style-name="P5">The Mediator personality </text:p>
      <text:p text:style-name="P6"/>
      <text:p text:style-name="P7">Learning Style Test</text:p>
      <text:p text:style-name="P7"/>
      <text:p text:style-name="P2"><text:a xlink:type="simple" xlink:href="http://www.educationplanner.org/students/self-assessments/learning-styles-quiz.shtml" text:style-name="Internet_20_link" text:visited-style-name="Visited_20_Internet_20_Link"><text:span text:style-name="Strong_20_Emphasis"><text:span text:style-name="T5">http://www.educationplanner.org/students/self-assessments/learning-styles-quiz.shtml</text:span></text:span></text:a></text:p>
      <text:p text:style-name="P1"><text:span text:style-name="Strong_20_Emphasis"><text:span text:style-name="T4">Your Scores:</text:span></text:span></text:p>
      <text:list xml:id="list1377802159" text:style-name="L1">
        <text:list-item>
          <text:p text:style-name="P11">Auditory: 25%</text:p>
        </text:list-item>
        <text:list-item>
          <text:p text:style-name="P11">Visual: 35%</text:p>
        </text:list-item>
        <text:list-item>
          <text:p text:style-name="P10">Tactile: 40%</text:p>
        </text:list-item>
      </text:list>
      <text:p text:style-name="Text_20_body"><text:soft-page-break/><text:span text:style-name="T4">You are a </text:span><text:span text:style-name="Strong_20_Emphasis"><text:span text:style-name="T4">Tactile</text:span></text:span><text:span text:style-name="T4"> learner!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22:39:37.863000000</meta:creation-date>
    <meta:editing-duration>PT10M15S</meta:editing-duration>
    <meta:editing-cycles>2</meta:editing-cycles>
    <meta:generator>LibreOffice/6.0.1.1$Windows_X86_64 LibreOffice_project/60bfb1526849283ce2491346ed2aa51c465abfe6</meta:generator>
    <dc:date>2021-09-15T23:40:14.824000000</dc:date>
    <meta:document-statistic meta:table-count="0" meta:image-count="0" meta:object-count="0" meta:page-count="2" meta:paragraph-count="22" meta:word-count="454" meta:character-count="2772" meta:non-whitespace-character-count="2337"/>
  </office:meta>
</office:document-meta>
</file>